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P2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 fo:break-before="page"/>
      <style:text-properties officeooo:rsid="00092736" officeooo:paragraph-rsid="00064755"/>
    </style:style>
    <style:style style:name="P3" style:family="paragraph" style:parent-style-name="Standard">
      <style:paragraph-properties fo:margin-left="2.501cm" fo:margin-right="0cm" fo:text-indent="-0.635cm" style:auto-text-indent="false"/>
      <style:text-properties style:use-window-font-color="true" officeooo:rsid="00092736" officeooo:paragraph-rsid="00064755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0d9c21" officeooo:paragraph-rsid="00064755"/>
    </style:style>
    <style:style style:name="P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64755" style:font-size-asian="14pt" style:font-size-complex="14pt"/>
    </style:style>
    <style:style style:name="P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064755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weight="bold" officeooo:rsid="0000bb06" officeooo:paragraph-rsid="00064755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1.101cm" fo:margin-right="0cm" fo:margin-top="0.101cm" fo:margin-bottom="0cm" loext:contextual-spacing="false" fo:text-indent="0cm" style:auto-text-indent="false" style:page-number="auto" fo:background-color="transparent"/>
      <style:text-properties style:use-window-font-color="true" officeooo:rsid="003c5760" officeooo:paragraph-rsid="000ddf15"/>
    </style:style>
    <style:style style:name="P10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use-window-font-color="true" style:text-position="0% 100%" officeooo:rsid="00431681" officeooo:paragraph-rsid="0011822a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paragraph-rsid="000a7c41"/>
    </style:style>
    <style:style style:name="P12" style:family="paragraph" style:parent-style-name="Standard" style:list-style-name="L1">
      <style:text-properties officeooo:paragraph-rsid="00064755"/>
    </style:style>
    <style:style style:name="P13" style:family="paragraph" style:parent-style-name="Standard" style:list-style-name="L2">
      <style:paragraph-properties fo:margin-top="0.101cm" fo:margin-bottom="0cm" loext:contextual-spacing="false"/>
      <style:text-properties officeooo:rsid="0000bb06" officeooo:paragraph-rsid="00064755"/>
    </style:style>
    <style:style style:name="P14" style:family="paragraph" style:parent-style-name="Standard" style:list-style-name="L2">
      <style:paragraph-properties fo:margin-top="0.101cm" fo:margin-bottom="0cm" loext:contextual-spacing="false"/>
      <style:text-properties officeooo:rsid="00171eca" officeooo:paragraph-rsid="00064755"/>
    </style:style>
    <style:style style:name="P15" style:family="paragraph" style:parent-style-name="Standard" style:list-style-name="L2">
      <style:paragraph-properties fo:margin-top="0.101cm" fo:margin-bottom="0cm" loext:contextual-spacing="false"/>
      <style:text-properties officeooo:rsid="00103f65" officeooo:paragraph-rsid="00064755"/>
    </style:style>
    <style:style style:name="P16" style:family="paragraph" style:parent-style-name="Standard" style:list-style-name="L3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17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18" style:family="paragraph" style:parent-style-name="Standard" style:list-style-name="L5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19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18fe21" officeooo:paragraph-rsid="00064755"/>
    </style:style>
    <style:style style:name="P20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1aa454" officeooo:paragraph-rsid="00064755"/>
    </style:style>
    <style:style style:name="P21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300e3" officeooo:paragraph-rsid="00064755"/>
    </style:style>
    <style:style style:name="P22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6f2ce" officeooo:paragraph-rsid="00064755"/>
    </style:style>
    <style:style style:name="P23" style:family="paragraph" style:parent-style-name="Standard" style:list-style-name="L5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T1" style:family="text">
      <style:text-properties officeooo:rsid="000f0f67"/>
    </style:style>
    <style:style style:name="T2" style:family="text">
      <style:text-properties officeooo:rsid="00103f65"/>
    </style:style>
    <style:style style:name="T3" style:family="text">
      <style:text-properties officeooo:rsid="001243cf"/>
    </style:style>
    <style:style style:name="T4" style:family="text">
      <style:text-properties officeooo:rsid="00171eca"/>
    </style:style>
    <style:style style:name="T5" style:family="text">
      <style:text-properties officeooo:rsid="00201efb"/>
    </style:style>
    <style:style style:name="T6" style:family="text">
      <style:text-properties officeooo:rsid="000fc981"/>
    </style:style>
    <style:style style:name="T7" style:family="text">
      <style:text-properties officeooo:rsid="001aa454"/>
    </style:style>
    <style:style style:name="T8" style:family="text">
      <style:text-properties officeooo:rsid="00047f42"/>
    </style:style>
    <style:style style:name="T9" style:family="text">
      <style:text-properties officeooo:rsid="001e1328"/>
    </style:style>
    <style:style style:name="T10" style:family="text">
      <style:text-properties officeooo:rsid="001e258f"/>
    </style:style>
    <style:style style:name="T11" style:family="text">
      <style:text-properties officeooo:rsid="0021dfa1"/>
    </style:style>
    <style:style style:name="T12" style:family="text">
      <style:text-properties officeooo:rsid="000aaa88"/>
    </style:style>
    <style:style style:name="T13" style:family="text">
      <style:text-properties officeooo:rsid="0009fbd0"/>
    </style:style>
    <style:style style:name="T14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15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09fbd0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0d9c21" style:font-size-asian="18pt" style:font-weight-asian="bold" style:font-size-complex="18pt" style:font-weight-complex="bold"/>
    </style:style>
    <style:style style:name="T18" style:family="text">
      <style:text-properties officeooo:rsid="00092736"/>
    </style:style>
    <style:style style:name="T19" style:family="text">
      <style:text-properties style:text-position="0% 100%" officeooo:rsid="003c5f11"/>
    </style:style>
    <style:style style:name="T20" style:family="text">
      <style:text-properties style:text-position="0% 100%" officeooo:rsid="003e2c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24147880149451558" text:style-name="L1">
        <text:list-item>
          <text:p text:style-name="P12"><text:span text:style-name="T16">UC14:</text:span><text:span text:style-name="T17"> Rimuovi Segnali Regola</text:span></text:p>
        </text:list-item>
      </text:list>
      <text:p text:style-name="P4"><text:s/></text:p>
      <text:p text:style-name="P4"/>
      <text:p text:style-name="P6"><text:span text:style-name="T13">Test 1</text:span>:<text:tab/><text:tab/>Rimozione Operatore <text:span text:style-name="T1">IO Regola</text:span></text:p>
      <text:p text:style-name="P7"/>
      <text:p text:style-name="P5">Input:</text:p>
      <text:list xml:id="list6885462244313035475" text:style-name="L2">
        <text:list-item>
          <text:p text:style-name="P13">Apertura di un foglio di lavoro selezionando: File/Nuova Regola</text:p>
        </text:list-item>
        <text:list-item>
          <text:p text:style-name="P14">Inserimento nome regola “rule_n”</text:p>
        </text:list-item>
        <text:list-item>
          <text:p text:style-name="P13">Inserimento Operatore selezionando: <text:span text:style-name="T2">Source</text:span>/long</text:p>
        </text:list-item>
        <text:list-item>
          <text:p text:style-name="P15">Inserimento molteplicità 1</text:p>
        </text:list-item>
        <text:list-item>
          <text:p text:style-name="P15">Inserimento nome segnale: “temperatura_1”</text:p>
        </text:list-item>
        <text:list-item>
          <text:p text:style-name="P13">Selezion<text:span text:style-name="T3">e</text:span> con tasto destro sull’operatore <text:span text:style-name="T4">Source</text:span></text:p>
        </text:list-item>
        <text:list-item>
          <text:p text:style-name="P13">Selezione opzione ellimina dal context Menu</text:p>
        </text:list-item>
      </text:list>
      <text:p text:style-name="P5">Output atteso:</text:p>
      <text:list xml:id="list7117339837504197453" text:style-name="L3">
        <text:list-header>
          <text:p text:style-name="P16">L’operatore<text:span text:style-name="T5"> Source</text:span> viene rimosso dal foglio di lavoro</text:p>
        </text:list-header>
      </text:list>
      <text:p text:style-name="P7"/>
      <text:p text:style-name="P7"/>
      <text:p text:style-name="P7"/>
      <text:p text:style-name="P8"/>
      <text:p text:style-name="P6"><text:span text:style-name="T13">Test 2</text:span>:<text:tab/> Rimozione Operatore <text:span text:style-name="T6">IO Regola</text:span> con collegamenti</text:p>
      <text:p text:style-name="P7"/>
      <text:p text:style-name="P5">Input:</text:p>
      <text:list xml:id="list5510538347701195624" text:style-name="L4">
        <text:list-item>
          <text:p text:style-name="P17">Apertura di un foglio di lavoro selezionando File/Nuova Regola</text:p>
        </text:list-item>
        <text:list-item>
          <text:p text:style-name="P19">Inserimento nome regola “rule_n”</text:p>
        </text:list-item>
        <text:list-item>
          <text:p text:style-name="P17">Inserimento Operatore selezionando <text:span text:style-name="T7">Source</text:span>/long</text:p>
        </text:list-item>
        <text:list-item>
          <text:p text:style-name="P20">Inserimento molteplicità 1</text:p>
        </text:list-item>
        <text:list-item>
          <text:p text:style-name="P20">Inserimento nome segnale “temperatura_1”</text:p>
        </text:list-item>
        <text:list-item>
          <text:p text:style-name="P17">Inserimento Operatore selezionando <text:span text:style-name="T8">Somma</text:span>/long</text:p>
        </text:list-item>
        <text:list-item>
          <text:p text:style-name="P21">Collegamento <text:span text:style-name="T8">della porta di output dell’operatore Source con una porta di input dell’operatore somma</text:span></text:p>
        </text:list-item>
        <text:list-item>
          <text:p text:style-name="P22">Collegamento dell’altra porta di input dell’operatore somma con la porta di output dell’operatore <text:span text:style-name="T9">Source</text:span></text:p>
        </text:list-item>
        <text:list-item>
          <text:p text:style-name="P17">Seleziona con tasto destro sull’operatore <text:span text:style-name="T10">Source</text:span></text:p>
        </text:list-item>
        <text:list-item>
          <text:p text:style-name="P17">Selezione opzione ellimina dal context Menu</text:p>
        </text:list-item>
      </text:list>
      <text:p text:style-name="P5">Output atteso:</text:p>
      <text:list xml:id="list3732220811638424786" text:style-name="L5">
        <text:list-header>
          <text:p text:style-name="P18">L’operatore <text:span text:style-name="T11">Source </text:span>viene rimosso dal foglio di lavoro</text:p>
          <text:p text:style-name="P23">Vengono rimossi tutti i link i<text:span text:style-name="T12">nseriti</text:span></text:p>
        </text:list-header>
      </text:list>
      <text:p text:style-name="P1"/>
      <text:p text:style-name="P1"/>
      <text:p text:style-name="P2"/>
      <text:p text:style-name="P11"><text:span text:style-name="T18"><text:s/></text:span><text:span text:style-name="T14">Note</text:span><text:span text:style-name="T15">:</text:span></text:p>
      <text:p text:style-name="P9"><text:span text:style-name="T20">La procedura ti testing mi ha fatto riscontrare</text:span><text:span text:style-name="T19"> un’</text:span><text:span text:style-name="T20">ulteriore </text:span><text:span text:style-name="T19">anomalia: ripetendo il Test 1 nel caso di due operatori parzialmente sovrapposti e tentando quindi di elliminare l’operatore sottostante, vengono elliminati entrambi. Questo comportamento non è analizzato in ulteriori test in quanto ritenuto un’anomalia di JointJs (che fornisce l’operatore da elliminare alla seleziona con il tasto destro) piuttosto che del nostro progetto.</text:span></text:p>
      <text:p text:style-name="P3"/>
      <text:p text:style-name="P10">Nel Test2 si è voluto testare i collegamenti sia effettuati come output → input, sia effettuati come input →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39:19.837680990</meta:creation-date>
    <dc:date>2017-06-06T17:12:36.624046881</dc:date>
    <meta:editing-duration>PT15M50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253" meta:character-count="1748" meta:non-whitespace-character-count="1542"/>
  </office:meta>
</office:document-meta>
</file>